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fdfa" officeooo:paragraph-rsid="00124ee8"/>
    </style:style>
    <style:style style:name="P2" style:family="paragraph" style:parent-style-name="Preformatted_20_Text">
      <style:paragraph-properties fo:text-align="center" style:justify-single-word="false"/>
      <style:text-properties officeooo:rsid="0002fdfa" officeooo:paragraph-rsid="00124ee8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124ee8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02fdfa" officeooo:paragraph-rsid="00124ee8" style:font-weight-asian="bold" style:font-weight-complex="bold"/>
    </style:style>
    <style:style style:name="P5" style:family="paragraph" style:parent-style-name="Preformatted_20_Text">
      <style:text-properties fo:font-size="12pt" fo:font-weight="bold" officeooo:rsid="00124ee8" officeooo:paragraph-rsid="00124ee8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font-size="10pt" fo:font-weight="normal" officeooo:rsid="00124ee8" officeooo:paragraph-rsid="00124ee8" style:font-size-asian="8.75pt" style:font-weight-asian="normal" style:font-size-complex="10pt" style:font-weight-complex="normal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weight="bold" officeooo:rsid="00124ee8" officeooo:paragraph-rsid="00124ee8" fo:background-color="transparent" style:font-weight-asian="bold" style:font-weight-complex="bold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background-color="transparent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officeooo:paragraph-rsid="00124ee8" fo:background-color="transparent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tyle="italic" fo:background-color="transparent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fo:color="#000000" fo:font-size="10pt" fo:font-weight="bold" officeooo:rsid="00124ee8" officeooo:paragraph-rsid="00124ee8" fo:background-color="transparent" style:font-size-asian="8.75pt" style:font-weight-asian="bold" style:font-size-complex="10pt" style:font-weight-complex="bold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fo:color="#000000" fo:font-size="12pt" fo:font-weight="bold" officeooo:rsid="00124ee8" officeooo:paragraph-rsid="00124ee8" fo:background-color="transparent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fo:color="#000000" fo:font-size="12pt" fo:font-weight="bold" officeooo:rsid="001af119" officeooo:paragraph-rsid="001af119" fo:background-color="transparent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fo:color="#000000" fo:background-color="transparent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style:use-window-font-color="true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Source Code Pro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Source Code Pro" fo:background-color="transparent"/>
    </style:style>
    <style:style style:name="P18" style:family="paragraph" style:parent-style-name="Preformatted_20_Text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19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officeooo:paragraph-rsid="00124ee8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/>
    </style:style>
    <style:style style:name="P2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background-color="transparent"/>
    </style:style>
    <style:style style:name="P2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officeooo:paragraph-rsid="00124ee8" fo:background-color="transparent"/>
    </style:style>
    <style:style style:name="P2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officeooo:rsid="001af119" officeooo:paragraph-rsid="001af119" fo:background-color="transparent"/>
    </style:style>
    <style:style style:name="P2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font-weight="bold" officeooo:rsid="001af119" officeooo:paragraph-rsid="001af119" fo:background-color="transparent" style:font-weight-asian="bold" style:font-weight-complex="bold"/>
    </style:style>
    <style:style style:name="P2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font-size="11pt" fo:font-weight="bold" officeooo:rsid="001af119" officeooo:paragraph-rsid="001af119" fo:background-color="transparent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font-size="10pt" fo:font-weight="bold" officeooo:rsid="001af119" officeooo:paragraph-rsid="001af119" fo:background-color="transparent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fo:font-weight="bold" officeooo:rsid="00124ee8" officeooo:paragraph-rsid="00124ee8" fo:background-color="transparent" style:font-weight-asian="bold" style:font-weight-complex="bold"/>
    </style:style>
    <style:style style:name="P2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fo:font-weight="bold" officeooo:rsid="00154d42" officeooo:paragraph-rsid="00154d42" fo:background-color="transparent" style:font-weight-asian="bold" style:font-weight-complex="bold"/>
    </style:style>
    <style:style style:name="P3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/>
    </style:style>
    <style:style style:name="P3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fo:background-color="transparent"/>
    </style:style>
    <style:style style:name="P3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officeooo:rsid="001af119" officeooo:paragraph-rsid="001af119" fo:background-color="transparent"/>
    </style:style>
    <style:style style:name="P3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fo:font-size="11pt" fo:font-weight="normal" officeooo:rsid="001af119" officeooo:paragraph-rsid="001af119" fo:background-color="transparent" style:font-size-asian="11pt" style:font-weight-asian="normal" style:font-size-complex="11pt" style:font-weight-complex="normal"/>
    </style:style>
    <style:style style:name="P3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fo:font-size="10pt" fo:font-weight="bold" officeooo:rsid="001af119" officeooo:paragraph-rsid="001af119" fo:background-color="transparent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fo:font-size="10pt" fo:font-weight="normal" officeooo:rsid="001af119" officeooo:paragraph-rsid="001af119" fo:background-color="transparent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officeooo:paragraph-rsid="001af119"/>
    </style:style>
    <style:style style:name="P37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38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3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style:use-window-font-color="true" style:font-name="Source Code Pro" officeooo:paragraph-rsid="001b9940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tyle="italic"/>
    </style:style>
    <style:style style:name="T3" style:family="text">
      <style:text-properties style:font-name="DejaVu Sans Mono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f119" style:font-weight-asian="normal" style:font-weight-complex="normal"/>
    </style:style>
    <style:style style:name="T6" style:family="text">
      <style:text-properties fo:font-weight="normal" officeooo:rsid="001c2b14" style:font-weight-asian="normal" style:font-weight-complex="normal"/>
    </style:style>
    <style:style style:name="T7" style:family="text">
      <style:text-properties officeooo:rsid="001400f4"/>
    </style:style>
    <style:style style:name="T8" style:family="text">
      <style:text-properties officeooo:rsid="00197a26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анкт-Петербургский национальный исследовательский университет информационных технологий, механики и оптики</text:p>
      <text:p text:style-name="P2"/>
      <text:p text:style-name="P2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«Программирование интернет приложений»</text:p>
      <text:p text:style-name="P2"/>
      <text:p text:style-name="P2"/>
      <text:p text:style-name="P4">Лабораторная работа №<text:span text:style-name="T8">5</text:span></text:p>
      <text:p text:style-name="P4">Вариант: <text:span text:style-name="T7">1911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 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Выполнил:</text:p>
      <text:p text:style-name="P1"><text:tab/><text:tab/><text:tab/><text:tab/><text:tab/><text:tab/><text:tab/><text:tab/><text:tab/><text:tab/><text:tab/>Пашнин А.Д.</text:p>
      <text:p text:style-name="P1"><text:tab/><text:tab/><text:tab/><text:tab/><text:tab/><text:tab/><text:tab/><text:tab/><text:tab/><text:tab/><text:tab/>группа P3217</text:p>
      <text:p text:style-name="P1"/>
      <text:p text:style-name="P1"><text:tab/><text:tab/><text:tab/><text:tab/><text:tab/><text:tab/><text:tab/><text:tab/><text:tab/><text:tab/><text:tab/>Преподаватель:</text:p>
      <text:p text:style-name="P1"><text:tab/><text:tab/><text:tab/><text:tab/><text:tab/><text:tab/><text:tab/><text:tab/><text:tab/><text:tab/><text:tab/>Гаврилов А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2"><text:s text:c="4"/>Санкт-Петербург</text:p>
      <text:p text:style-name="P1"><text:tab/></text:p>
      <text:p text:style-name="P1"/>
      <text:p text:style-name="P1"/>
      <text:p text:style-name="P1"><text:tab/> <text:s text:c="33"/>2015г.<text:tab/></text:p>
      <text:p text:style-name="P5"><text:soft-page-break/>Задание:</text:p>
      <text:p text:style-name="P19">Разделить приложение из лабораторной работы №4 на две составляющие - клиентскую и серверную, обменивающиеся сообщениями по заданному протоколу.</text:p>
      <text:p text:style-name="P20">На стороне клиента осуществляются ввод и передача данных серверу, прием и отображение ответов от сервера и отрисовка области. В сообщении клиента должна содержаться вся необходимая информация для определения факта попадания/непопадания точки в область.</text:p>
      <text:p text:style-name="P20">Сервер должен принимать сообщения клиента, обрабатывать их в соответствии с заданной областью и отправлять клиенту ответное сообщение, содержащее сведения о попадании/непопадании точки в область.</text:p>
      <text:p text:style-name="P21">Приложение должно удовлетворять следующим требованиям:</text:p>
      <text:list xml:id="list772172886298595802" text:style-name="L1">
        <text:list-item>
          <text:p text:style-name="P37">Для передачи сообщений необходимо использовать протокол TCP.</text:p>
        </text:list-item>
        <text:list-item>
          <text:p text:style-name="P38">Для данных в сообщении клиента должен использоваться тип Float.</text:p>
        </text:list-item>
        <text:list-item>
          <text:p text:style-name="P38">Для данных в ответном сообщении сервера должен использоваться тип int.</text:p>
        </text:list-item>
        <text:list-item>
          <text:p text:style-name="P38">Каждое сообщение на сервере должно обрабатываться в отдельном потоке. Класс потока должен быть унаследован от класса Thread.</text:p>
        </text:list-item>
        <text:list-item>
          <text:p text:style-name="P38">Приложение должно быть локализовано на 2 языка - русский и финский.</text:p>
        </text:list-item>
        <text:list-item>
          <text:p text:style-name="P38">Строки локализации должны храниться в текстовом файле.</text:p>
        </text:list-item>
        <text:list-item>
          <text:p text:style-name="P38">Приложение должно корректно реагировать на "потерю" и "восстановление" связи между клиентом и сервером; в случае недоступности сервера клиент должен показывать введённые пользователем точки серым цветом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Листинг программы:</text:p>
      <text:p text:style-name="P13">Клиент:</text:p>
      <text:p text:style-name="P11"><text:s/>Классы описывающие точку, контур.</text:p>
      <text:p text:style-name="P9">import javax.swing.*;</text:p>
      <text:p text:style-name="P8">import java.awt.*;</text:p>
      <text:p text:style-name="P8">import java.text.DecimalFormat;</text:p>
      <text:p text:style-name="P8">import java.text.NumberFormat;</text:p>
      <text:p text:style-name="P14"/>
      <text:p text:style-name="P8">public class Task5 extends Thread {</text:p>
      <text:p text:style-name="P14"><text:s text:c="4"/><text:span text:style-name="T1">public static final Color </text:span><text:span text:style-name="T2">BACKGROUND_COLOR </text:span><text:span text:style-name="T1">= Color.</text:span><text:span text:style-name="T2">WHITE</text:span><text:span text:style-name="T1">;</text:span></text:p>
      <text:p text:style-name="P14"><text:s text:c="4"/><text:span text:style-name="T1">public static final Color </text:span><text:span text:style-name="T2">AXIS_COLOR </text:span><text:span text:style-name="T1">= Color.</text:span><text:span text:style-name="T2">BLACK</text:span><text:span text:style-name="T1">;</text:span></text:p>
      <text:p text:style-name="P14"><text:s text:c="4"/><text:span text:style-name="T1">public static final Color </text:span><text:span text:style-name="T2">KONTUR_COLOR </text:span><text:span text:style-name="T1">= new Color(0x006400);</text:span></text:p>
      <text:p text:style-name="P14"><text:s text:c="4"/><text:span text:style-name="T1">public static final int </text:span><text:span text:style-name="T2">POINT_RADIUS </text:span><text:span text:style-name="T1">= 4;</text:span></text:p>
      <text:p text:style-name="P14"><text:s text:c="4"/><text:span text:style-name="T1">public static void main(String[] args) {</text:span></text:p>
      <text:p text:style-name="P14"><text:s text:c="8"/><text:span text:style-name="T1">SwingUtilities.</text:span><text:span text:style-name="T2">invokeLater</text:span><text:span text:style-name="T1">(new Task5());</text:span></text:p>
      <text:p text:style-name="P14"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ublic void run() {</text:span></text:p>
      <text:p text:style-name="P14"><text:s text:c="8"/><text:span text:style-name="T1">new Window();</text:span></text:p>
      <text:p text:style-name="P14"><text:s text:c="4"/><text:span text:style-name="T1">}</text:span></text:p>
      <text:p text:style-name="P8">}</text:p>
      <text:p text:style-name="P8">class Ponto extends JComponent implements Comparable {</text:p>
      <text:p text:style-name="P14"><text:s text:c="4"/><text:span text:style-name="T1">double X;</text:span></text:p>
      <text:p text:style-name="P14"><text:s text:c="4"/><text:span text:style-name="T1">double Y;</text:span></text:p>
      <text:p text:style-name="P14"><text:s text:c="4"/><text:span text:style-name="T1">int realX;</text:span></text:p>
      <text:p text:style-name="P14"><text:s text:c="4"/><text:span text:style-name="T1">int realY;</text:span></text:p>
      <text:p text:style-name="P14"><text:s text:c="4"/><text:span text:style-name="T1">int radius;</text:span></text:p>
      <text:p text:style-name="P14"><text:s text:c="4"/><text:span text:style-name="T1">Color color;</text:span></text:p>
      <text:p text:style-name="P14"><text:s text:c="4"/><text:span text:style-name="T1">JTextArea textArea;</text:span></text:p>
      <text:p text:style-name="P14"><text:s text:c="4"/><text:span text:style-name="T1">boolean isInKontur;</text:span></text:p>
      <text:p text:style-name="P14"><text:s text:c="4"/><text:span text:style-name="T1">Thread animation;</text:span></text:p>
      <text:p text:style-name="P14"><text:s text:c="4"/><text:span text:style-name="T1">public boolean needAnimation;</text:span></text:p>
      <text:p text:style-name="P14"><text:s text:c="4"/><text:span text:style-name="T1">public boolean isGray;</text:span></text:p>
      <text:p text:style-name="P14"><text:s text:c="4"/><text:span text:style-name="T1">Ponto(double x, double y, int rx, int ry, JTextArea textArea) {</text:span></text:p>
      <text:p text:style-name="P14"><text:s text:c="8"/><text:span text:style-name="T1">this.radius = Task5.</text:span><text:span text:style-name="T2">POINT_RADIUS</text:span><text:span text:style-name="T1">;</text:span></text:p>
      <text:p text:style-name="P14"><text:s text:c="8"/><text:span text:style-name="T1">this.Y = y;</text:span></text:p>
      <text:p text:style-name="P14"><text:s text:c="8"/><text:span text:style-name="T1">this.X = x;</text:span></text:p>
      <text:p text:style-name="P14"><text:s text:c="8"/><text:span text:style-name="T1">this.realX = rx;</text:span></text:p>
      <text:p text:style-name="P14"><text:s text:c="8"/><text:span text:style-name="T1">this.realY = ry;</text:span></text:p>
      <text:p text:style-name="P14"><text:s text:c="8"/><text:span text:style-name="T1">this.textArea = textArea;</text:span></text:p>
      <text:p text:style-name="P14"><text:s text:c="8"/><text:span text:style-name="T1">this.textArea.setText(this.toString());</text:span></text:p>
      <text:p text:style-name="P14"><text:s text:c="4"/><text:span text:style-name="T1">}</text:span></text:p>
      <text:p text:style-name="P14"><text:s text:c="4"/><text:span text:style-name="T1">public void recalculation(double R, double scale, int xCenter, int yCenter) {</text:span></text:p>
      <text:p text:style-name="P14"><text:s text:c="8"/><text:span text:style-name="T1">int rX = xCenter + (int) ((this.X * scale * 20) / R);</text:span></text:p>
      <text:p text:style-name="P14"><text:s text:c="8"/><text:span text:style-name="T1">int rY = yCenter - (int) ((this.Y * scale * 20) / R);</text:span></text:p>
      <text:p text:style-name="P14"><text:s text:c="8"/><text:span text:style-name="T1">if (rX &lt; 0 || rY &lt; 0) {</text:span></text:p>
      <text:p text:style-name="P14"><text:s text:c="12"/><text:span text:style-name="T1">this.setVisible(false);</text:span></text:p>
      <text:p text:style-name="P14"><text:s text:c="12"/><text:span text:style-name="T1">this.textArea.setVisible(false);</text:span></text:p>
      <text:p text:style-name="P14"><text:s text:c="12"/><text:span text:style-name="T1">return;</text:span></text:p>
      <text:p text:style-name="P14"><text:s text:c="8"/><text:span text:style-name="T1">}</text:span></text:p>
      <text:p text:style-name="P14"><text:s text:c="8"/><text:span text:style-name="T1">if (rX &gt; xCenter * 2 || rY &gt; yCenter * 2) {</text:span></text:p>
      <text:p text:style-name="P14"><text:s text:c="12"/><text:span text:style-name="T1">this.setVisible(false);</text:span></text:p>
      <text:p text:style-name="P14"><text:s text:c="12"/><text:span text:style-name="T1">this.textArea.setVisible(false);</text:span></text:p>
      <text:p text:style-name="P14"><text:s text:c="12"/><text:span text:style-name="T1">return;</text:span></text:p>
      <text:p text:style-name="P14"><text:s text:c="8"/><text:span text:style-name="T1">}</text:span></text:p>
      <text:p text:style-name="P14"><text:s text:c="8"/><text:span text:style-name="T1">this.realX = rX;</text:span></text:p>
      <text:p text:style-name="P14"><text:s text:c="8"/><text:span text:style-name="T1">this.realY = rY;</text:span></text:p>
      <text:p text:style-name="P14"><text:s text:c="8"/><text:span text:style-name="T1">this.setVisible(true);</text:span></text:p>
      <text:p text:style-name="P14"><text:s text:c="8"/><text:span text:style-name="T1">this.textArea.setVisible(true);</text:span></text:p>
      <text:p text:style-name="P14"><text:soft-page-break/><text:s text:c="4"/><text:span text:style-name="T1">}</text:span></text:p>
      <text:p text:style-name="P14"><text:s text:c="4"/><text:span text:style-name="T1">public int compareTo(Object obj) {</text:span></text:p>
      <text:p text:style-name="P14"><text:s text:c="8"/><text:span text:style-name="T1">Ponto tmp = (Ponto) obj;</text:span></text:p>
      <text:p text:style-name="P14"><text:s text:c="8"/><text:span text:style-name="T1">return (int) ((this.X * this.X + this.Y * this.Y) - (tmp.X * tmp.X + tmp.Y * tmp.Y));</text:span></text:p>
      <text:p text:style-name="P14"><text:s text:c="4"/><text:span text:style-name="T1">}</text:span></text:p>
      <text:p text:style-name="P14"><text:s text:c="4"/><text:span text:style-name="T1">public void setBlueColor() {</text:span></text:p>
      <text:p text:style-name="P14"><text:s text:c="8"/><text:span text:style-name="T1">this.color = Color.</text:span><text:span text:style-name="T2">BLUE</text:span><text:span text:style-name="T1">;</text:span></text:p>
      <text:p text:style-name="P14"><text:s text:c="8"/><text:span text:style-name="T1">this.isGray = false;</text:span></text:p>
      <text:p text:style-name="P14"><text:s text:c="4"/><text:span text:style-name="T1">}</text:span></text:p>
      <text:p text:style-name="P14"><text:s text:c="4"/><text:span text:style-name="T1">public void setRedColor() {</text:span></text:p>
      <text:p text:style-name="P14"><text:s text:c="8"/><text:span text:style-name="T1">this.color = Color.</text:span><text:span text:style-name="T2">RED</text:span><text:span text:style-name="T1">;</text:span></text:p>
      <text:p text:style-name="P14"><text:s text:c="8"/><text:span text:style-name="T1">this.isGray = false;</text:span></text:p>
      <text:p text:style-name="P14"><text:s text:c="4"/><text:span text:style-name="T1">}</text:span></text:p>
      <text:p text:style-name="P14"><text:s text:c="4"/><text:span text:style-name="T1">public void setGreyColor() {</text:span></text:p>
      <text:p text:style-name="P14"><text:s text:c="8"/><text:span text:style-name="T1">this.color = new Color(0xC0C0C0);</text:span></text:p>
      <text:p text:style-name="P14"><text:s text:c="8"/><text:span text:style-name="T1">this.isGray = true;</text:span></text:p>
      <text:p text:style-name="P14"><text:s text:c="4"/><text:span text:style-name="T1">}</text:span></text:p>
      <text:p text:style-name="P14"><text:s text:c="4"/><text:span text:style-name="T1">public void setRadius(int radius) {</text:span></text:p>
      <text:p text:style-name="P14"><text:s text:c="8"/><text:span text:style-name="T1">if (radius &lt;= 0) {</text:span></text:p>
      <text:p text:style-name="P14"><text:s text:c="12"/><text:span text:style-name="T1">this.radius = 1;</text:span></text:p>
      <text:p text:style-name="P14"><text:s text:c="8"/><text:span text:style-name="T1">}</text:span></text:p>
      <text:p text:style-name="P14"><text:s text:c="8"/><text:span text:style-name="T1">this.radius = radius;</text:span></text:p>
      <text:p text:style-name="P14"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rotected void paintComponent(Graphics g) {</text:span></text:p>
      <text:p text:style-name="P14"><text:s text:c="8"/><text:span text:style-name="T1">g.setColor(color);</text:span></text:p>
      <text:p text:style-name="P14"><text:s text:c="8"/><text:span text:style-name="T1">this.setBounds(realX - this.radius / 2, realY - this.radius / 2, this.radius, this.radius);</text:span></text:p>
      <text:p text:style-name="P14"><text:s text:c="8"/><text:span text:style-name="T1">this.textArea.setBounds(realX - this.radius, realY - this.radius, 70, 20);</text:span></text:p>
      <text:p text:style-name="P14"><text:s text:c="8"/><text:span text:style-name="T1">g.fillOval(this.getWidth() / 2 - radius / 2, this.getHeight() / 2 - radius / 2,</text:span></text:p>
      <text:p text:style-name="P14"><text:s text:c="16"/><text:span text:style-name="T1">radius, radius);</text:span></text:p>
      <text:p text:style-name="P14"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ublic String toString() {</text:span></text:p>
      <text:p text:style-name="P14"><text:s text:c="8"/><text:span text:style-name="T1">NumberFormat formatter = new DecimalFormat("#0.00");</text:span></text:p>
      <text:p text:style-name="P14"><text:s text:c="8"/><text:span text:style-name="T1">return ("{" + formatter.format(this.X) + ", " + formatter.format(this.Y) + "}");</text:span></text:p>
      <text:p text:style-name="P14"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ublic boolean equals(Object obj) {</text:span></text:p>
      <text:p text:style-name="P14"><text:s text:c="8"/><text:span text:style-name="T1">Ponto tmp = null;</text:span></text:p>
      <text:p text:style-name="P14"><text:s text:c="8"/><text:span text:style-name="T1">try {</text:span></text:p>
      <text:p text:style-name="P14"><text:s text:c="12"/><text:span text:style-name="T1">tmp = (Ponto) obj;</text:span></text:p>
      <text:p text:style-name="P14"><text:s text:c="8"/><text:span text:style-name="T1">} catch (ClassCastException e) {</text:span></text:p>
      <text:p text:style-name="P14"><text:s text:c="12"/><text:span text:style-name="T1">return false;</text:span></text:p>
      <text:p text:style-name="P14"><text:s text:c="8"/><text:span text:style-name="T1">}</text:span></text:p>
      <text:p text:style-name="P14"><text:s text:c="8"/><text:span text:style-name="T1">if (tmp == null) {</text:span></text:p>
      <text:p text:style-name="P14"><text:s text:c="12"/><text:span text:style-name="T1">return false;</text:span></text:p>
      <text:p text:style-name="P14"><text:s text:c="8"/><text:span text:style-name="T1">}</text:span></text:p>
      <text:p text:style-name="P14"><text:s text:c="8"/><text:span text:style-name="T1">if (this.X == tmp.X &amp;&amp; this.Y == tmp.Y) {</text:span></text:p>
      <text:p text:style-name="P14"><text:s text:c="12"/><text:span text:style-name="T1">return true;</text:span></text:p>
      <text:p text:style-name="P14"><text:s text:c="8"/><text:span text:style-name="T1">}</text:span></text:p>
      <text:p text:style-name="P14"><text:s text:c="8"/><text:span text:style-name="T1">return false;</text:span></text:p>
      <text:p text:style-name="P14"><text:s text:c="4"/><text:span text:style-name="T1">}</text:span></text:p>
      <text:p text:style-name="P8">}</text:p>
      <text:p text:style-name="P8">class Kontur {</text:p>
      <text:p text:style-name="P14"><text:s text:c="4"/><text:span text:style-name="T1">double R;</text:span></text:p>
      <text:p text:style-name="P14"><text:s text:c="4"/><text:span text:style-name="T1">Kontur(double r) {</text:span></text:p>
      <text:p text:style-name="P14"><text:s text:c="8"/><text:span text:style-name="T1">this.R = r;</text:span></text:p>
      <text:p text:style-name="P14"><text:s text:c="4"/><text:span text:style-name="T1">}</text:span></text:p>
      <text:p text:style-name="P8"/>
      <text:p text:style-name="P14"><text:soft-page-break/><text:s text:c="4"/><text:span text:style-name="T1">public void setRadius(double rad) {</text:span></text:p>
      <text:p text:style-name="P14"><text:s text:c="8"/><text:span text:style-name="T1">this.R = rad;</text:span></text:p>
      <text:p text:style-name="P14"><text:s text:c="4"/><text:span text:style-name="T1">}</text:span></text:p>
      <text:p text:style-name="P22">}</text:p>
      <text:p text:style-name="P9"/>
      <text:p text:style-name="P7">Класс главного окна</text:p>
      <text:p text:style-name="P9">import javax.swing.*;</text:p>
      <text:p text:style-name="P8">import java.awt.*;</text:p>
      <text:p text:style-name="P14"/>
      <text:p text:style-name="P8">class Window extends JFrame {</text:p>
      <text:p text:style-name="P14"><text:s text:c="4"/><text:span text:style-name="T1">Window() {</text:span></text:p>
      <text:p text:style-name="P14"><text:s text:c="8"/><text:span text:style-name="T1">this.setDefaultCloseOperation(JFrame.</text:span><text:span text:style-name="T2">EXIT_ON_CLOSE</text:span><text:span text:style-name="T1">);</text:span></text:p>
      <text:p text:style-name="P14"><text:s text:c="8"/><text:span text:style-name="T1">this.setResizable(true);</text:span></text:p>
      <text:p text:style-name="P14"><text:s text:c="8"/><text:span text:style-name="T1">this.setLayout(new BorderLayout());</text:span></text:p>
      <text:p text:style-name="P14"><text:s text:c="8"/><text:span text:style-name="T1">this.setSize(1280, 800);</text:span></text:p>
      <text:p text:style-name="P14"><text:s text:c="8"/><text:span text:style-name="T1">this.setMinimumSize(new Dimension(240, 240));</text:span></text:p>
      <text:p text:style-name="P14"><text:s text:c="8"/><text:span text:style-name="T1">this.setResizable(false);</text:span></text:p>
      <text:p text:style-name="P14"><text:s text:c="8"/><text:span text:style-name="T1">Graphic graphic = new Graphic();</text:span></text:p>
      <text:p text:style-name="P14"><text:s text:c="8"/><text:span text:style-name="T1">this.add(graphic);</text:span></text:p>
      <text:p text:style-name="P14"><text:s text:c="8"/><text:span text:style-name="T1">Tools toolsPanel = new Tools(graphic);</text:span></text:p>
      <text:p text:style-name="P14"><text:s text:c="8"/><text:span text:style-name="T1">this.add(toolsPanel, BorderLayout.</text:span><text:span text:style-name="T2">SOUTH</text:span><text:span text:style-name="T1">);</text:span></text:p>
      <text:p text:style-name="P14"><text:s text:c="8"/><text:span text:style-name="T1">this.setVisible(true);</text:span></text:p>
      <text:p text:style-name="P14"><text:s text:c="4"/><text:span text:style-name="T1">}</text:span></text:p>
      <text:p text:style-name="P22">}</text:p>
      <text:p text:style-name="P9"/>
      <text:p text:style-name="P28">Класс, описывающий панель инструментов</text:p>
      <text:p text:style-name="P23">import javax.swing.*;</text:p>
      <text:p text:style-name="P8">import javax.swing.event.ChangeEvent;</text:p>
      <text:p text:style-name="P8">import javax.swing.event.ChangeListener;</text:p>
      <text:p text:style-name="P8">import java.awt.*;</text:p>
      <text:p text:style-name="P8">import java.awt.event.ActionEvent;</text:p>
      <text:p text:style-name="P8">import java.util.Enumeration;</text:p>
      <text:p text:style-name="P8">import java.util.Locale;</text:p>
      <text:p text:style-name="P8">import java.util.ResourceBundle;</text:p>
      <text:p text:style-name="P8">import java.util.Vector;</text:p>
      <text:p text:style-name="P14"/>
      <text:p text:style-name="P8">public class Tools extends JPanel {</text:p>
      <text:p text:style-name="P14"><text:s text:c="4"/><text:span text:style-name="T1">Vector&lt;Locale&gt; locales = new Vector();</text:span></text:p>
      <text:p text:style-name="P14"><text:s text:c="4"/><text:span text:style-name="T1">JLabel yLabel;</text:span></text:p>
      <text:p text:style-name="P14"><text:s text:c="4"/><text:span text:style-name="T1">JLabel xLabel;</text:span></text:p>
      <text:p text:style-name="P14"><text:s text:c="4"/><text:span text:style-name="T1">JButton addPointBtn;</text:span></text:p>
      <text:p text:style-name="P14"><text:s text:c="4"/><text:span text:style-name="T1">ResourceBundle strings;</text:span></text:p>
      <text:p text:style-name="P14"><text:s text:c="4"/><text:span text:style-name="T1">public Tools(final Graphic graph) {</text:span></text:p>
      <text:p text:style-name="P14"><text:s text:c="8"/><text:span text:style-name="T1">locales.add(new Locale("ru","RU"));</text:span></text:p>
      <text:p text:style-name="P14"><text:s text:c="8"/><text:span text:style-name="T1">locales.add(new Locale("fi", "FI"));</text:span></text:p>
      <text:p text:style-name="P14"><text:s text:c="8"/><text:span text:style-name="T1">strings=ResourceBundle.</text:span><text:span text:style-name="T2">getBundle</text:span><text:span text:style-name="T1">("client");</text:span></text:p>
      <text:p text:style-name="P14"><text:s text:c="8"/><text:span text:style-name="T1">this.setLayout(new GridLayout(1, 10));</text:span></text:p>
      <text:p text:style-name="P14"><text:s text:c="8"/><text:span text:style-name="T1">final JSpinner rSpinner = new JSpinner(new SpinnerNumberModel(1, 1, 20, 1));</text:span></text:p>
      <text:p text:style-name="P14"><text:s text:c="8"/><text:span text:style-name="T1">rSpinner.addChangeListener(new ChangeListener() {</text:span></text:p>
      <text:p text:style-name="P14"><text:s text:c="12"/><text:span text:style-name="T1">@Override</text:span></text:p>
      <text:p text:style-name="P14"><text:s text:c="12"/><text:span text:style-name="T1">public void stateChanged(ChangeEvent changeEvent) {</text:span></text:p>
      <text:p text:style-name="P14"><text:s text:c="16"/><text:span text:style-name="T1">graph.setRadius(new Double((int) rSpinner.getValue()));</text:span></text:p>
      <text:p text:style-name="P14"><text:s text:c="12"/><text:span text:style-name="T1">}</text:span></text:p>
      <text:p text:style-name="P14"><text:s text:c="8"/><text:span text:style-name="T1">});</text:span></text:p>
      <text:p text:style-name="P14"><text:s text:c="8"/><text:span text:style-name="T1">final JComboBox&lt;String&gt; languages = new JComboBox&lt;&gt;();</text:span></text:p>
      <text:p text:style-name="P14"><text:soft-page-break/><text:s text:c="8"/><text:span text:style-name="T1">languages.addItem("</text:span><text:span text:style-name="T3">Русский</text:span><text:span text:style-name="T1">");</text:span></text:p>
      <text:p text:style-name="P14"><text:s text:c="8"/><text:span text:style-name="T1">languages.addItem("Suomi");</text:span></text:p>
      <text:p text:style-name="P14"><text:s text:c="8"/><text:span text:style-name="T1">this.add(languages);</text:span></text:p>
      <text:p text:style-name="P14"><text:s text:c="8"/><text:span text:style-name="T1">this.add(new JLabel("R:"));</text:span></text:p>
      <text:p text:style-name="P14"><text:s text:c="8"/><text:span text:style-name="T1">languages.addActionListener(new AbstractAction() {</text:span></text:p>
      <text:p text:style-name="P14"><text:s text:c="12"/><text:span text:style-name="T1">@Override</text:span></text:p>
      <text:p text:style-name="P14"><text:s text:c="12"/><text:span text:style-name="T1">public void actionPerformed(ActionEvent actionEvent) {</text:span></text:p>
      <text:p text:style-name="P14"><text:s text:c="16"/><text:span text:style-name="T1">setLanguage((String)languages.getSelectedItem());</text:span></text:p>
      <text:p text:style-name="P14"><text:s text:c="12"/><text:span text:style-name="T1">}</text:span></text:p>
      <text:p text:style-name="P14"><text:s text:c="8"/><text:span text:style-name="T1">});</text:span></text:p>
      <text:p text:style-name="P14"><text:s text:c="8"/><text:span text:style-name="T1">this.add(rSpinner);</text:span></text:p>
      <text:p text:style-name="P14"><text:s text:c="8"/><text:span text:style-name="T1">yLabel=(new JLabel(strings.getString("chooseY")));</text:span></text:p>
      <text:p text:style-name="P14"><text:s text:c="8"/><text:span text:style-name="T1">this.add(yLabel);</text:span></text:p>
      <text:p text:style-name="P14"><text:s text:c="8"/><text:span text:style-name="T1">final JCheckBox checkBox1 = new JCheckBox("10");</text:span></text:p>
      <text:p text:style-name="P14"><text:s text:c="8"/><text:span text:style-name="T1">checkBox1.setSelected(true);</text:span></text:p>
      <text:p text:style-name="P14"><text:s text:c="8"/><text:span text:style-name="T1">final JCheckBox checkBox2 = new JCheckBox("3.2");</text:span></text:p>
      <text:p text:style-name="P14"><text:s text:c="8"/><text:span text:style-name="T1">final JCheckBox checkBox3 = new JCheckBox("1");</text:span></text:p>
      <text:p text:style-name="P14"><text:s text:c="8"/><text:span text:style-name="T1">JPanel container = new JPanel(new GridLayout(1, 3));</text:span></text:p>
      <text:p text:style-name="P14"><text:s text:c="8"/><text:span text:style-name="T1">this.add(container);</text:span></text:p>
      <text:p text:style-name="P14"><text:s text:c="8"/><text:span text:style-name="T1">container.add(checkBox1);</text:span></text:p>
      <text:p text:style-name="P14"><text:s text:c="8"/><text:span text:style-name="T1">container.add(checkBox2);</text:span></text:p>
      <text:p text:style-name="P14"><text:s text:c="8"/><text:span text:style-name="T1">container.add(checkBox3);</text:span></text:p>
      <text:p text:style-name="P14"><text:s text:c="8"/><text:span text:style-name="T1">final ButtonGroup checkBtns = new ButtonGroup();</text:span></text:p>
      <text:p text:style-name="P14"><text:s text:c="8"/><text:span text:style-name="T1">checkBtns.add(checkBox1);</text:span></text:p>
      <text:p text:style-name="P14"><text:s text:c="8"/><text:span text:style-name="T1">checkBtns.add(checkBox2);</text:span></text:p>
      <text:p text:style-name="P14"><text:s text:c="8"/><text:span text:style-name="T1">checkBtns.add(checkBox3);</text:span></text:p>
      <text:p text:style-name="P14"><text:s text:c="8"/><text:span text:style-name="T1">xLabel=(new JLabel(strings.getString("chooseX")));</text:span></text:p>
      <text:p text:style-name="P14"><text:s text:c="8"/><text:span text:style-name="T1">this.add(xLabel);</text:span></text:p>
      <text:p text:style-name="P14"><text:s text:c="8"/><text:span text:style-name="T1">final JComboBox&lt;Double&gt; xComboBox = new JComboBox&lt;Double&gt;();</text:span></text:p>
      <text:p text:style-name="P14"><text:s text:c="8"/><text:span text:style-name="T1">xComboBox.addItem(new Double(10));</text:span></text:p>
      <text:p text:style-name="P14"><text:s text:c="8"/><text:span text:style-name="T1">xComboBox.addItem(new Double(3.2));</text:span></text:p>
      <text:p text:style-name="P14"><text:s text:c="8"/><text:span text:style-name="T1">xComboBox.addItem(new Double(1));</text:span></text:p>
      <text:p text:style-name="P14"><text:s text:c="8"/><text:span text:style-name="T1">this.add(xComboBox);</text:span></text:p>
      <text:p text:style-name="P14"><text:s text:c="8"/><text:span text:style-name="T1">addPointBtn = new JButton(strings.getString("add"));</text:span></text:p>
      <text:p text:style-name="P14"><text:s text:c="8"/><text:span text:style-name="T1">addPointBtn.addActionListener(new AbstractAction() {</text:span></text:p>
      <text:p text:style-name="P14"><text:s text:c="12"/><text:span text:style-name="T1">public void actionPerformed(ActionEvent e) {</text:span></text:p>
      <text:p text:style-name="P14"><text:s text:c="16"/><text:span text:style-name="T1">Double x = xComboBox.getItemAt(xComboBox.getSelectedIndex());</text:span></text:p>
      <text:p text:style-name="P14"><text:s text:c="16"/><text:span text:style-name="T1">double y = 0;</text:span></text:p>
      <text:p text:style-name="P14"><text:s text:c="16"/><text:span text:style-name="T1">for (Enumeration&lt;AbstractButton&gt; buttons = checkBtns.getElements(); buttons.hasMoreElements(); ) {</text:span></text:p>
      <text:p text:style-name="P14"><text:s text:c="20"/><text:span text:style-name="T1">AbstractButton button = buttons.nextElement();</text:span></text:p>
      <text:p text:style-name="P14"><text:s text:c="20"/><text:span text:style-name="T1">if (button.isSelected()) {</text:span></text:p>
      <text:p text:style-name="P14"><text:s text:c="24"/><text:span text:style-name="T1">y = Double.</text:span><text:span text:style-name="T2">parseDouble</text:span><text:span text:style-name="T1">(button.getText());</text:span></text:p>
      <text:p text:style-name="P14"><text:s text:c="20"/><text:span text:style-name="T1">}</text:span></text:p>
      <text:p text:style-name="P14"><text:s text:c="16"/><text:span text:style-name="T1">}</text:span></text:p>
      <text:p text:style-name="P14"><text:s text:c="16"/><text:span text:style-name="T1">graph.addPoint(x, y);</text:span></text:p>
      <text:p text:style-name="P14"><text:s text:c="12"/><text:span text:style-name="T1">}</text:span></text:p>
      <text:p text:style-name="P14"><text:s text:c="8"/><text:span text:style-name="T1">});</text:span></text:p>
      <text:p text:style-name="P14"><text:s text:c="8"/><text:span text:style-name="T1">this.add(addPointBtn);</text:span></text:p>
      <text:p text:style-name="P14"><text:s text:c="4"/><text:span text:style-name="T1">}</text:span></text:p>
      <text:p text:style-name="P14"><text:s text:c="8"/><text:span text:style-name="T1">private void setLanguage(String lang){</text:span></text:p>
      <text:p text:style-name="P14"><text:s text:c="12"/><text:span text:style-name="T1">switch (lang){</text:span></text:p>
      <text:p text:style-name="P14"><text:s text:c="16"/><text:span text:style-name="T1">case "</text:span><text:span text:style-name="T3">Русский</text:span><text:span text:style-name="T1">":{</text:span></text:p>
      <text:p text:style-name="P14"><text:s text:c="20"/><text:span text:style-name="T1">strings= ResourceBundle.</text:span><text:span text:style-name="T2">getBundle</text:span><text:span text:style-name="T1">("client", locales.elementAt(0));</text:span></text:p>
      <text:p text:style-name="P14"><text:s text:c="20"/><text:span text:style-name="T1">yLabel.setText(strings.getString("chooseY"));</text:span></text:p>
      <text:p text:style-name="P14"><text:s text:c="20"/><text:span text:style-name="T1">xLabel.setText(strings.getString("chooseX"));</text:span></text:p>
      <text:p text:style-name="P14"><text:s text:c="20"/><text:span text:style-name="T1">addPointBtn.setText(strings.getString("add"));</text:span></text:p>
      <text:p text:style-name="P14"><text:s text:c="16"/><text:span text:style-name="T1">}break;</text:span></text:p>
      <text:p text:style-name="P14"><text:s text:c="16"/><text:span text:style-name="T1">case "Suomi":{</text:span></text:p>
      <text:p text:style-name="P14"><text:soft-page-break/><text:s text:c="20"/><text:span text:style-name="T1">ResourceBundle strings= ResourceBundle.</text:span><text:span text:style-name="T2">getBundle</text:span><text:span text:style-name="T1">("client", locales.elementAt(1));</text:span></text:p>
      <text:p text:style-name="P14"><text:s text:c="20"/><text:span text:style-name="T1">yLabel.setText(strings.getString("chooseY"));</text:span></text:p>
      <text:p text:style-name="P14"><text:s text:c="20"/><text:span text:style-name="T1">xLabel.setText(strings.getString("chooseX"));</text:span></text:p>
      <text:p text:style-name="P14"><text:s text:c="20"/><text:span text:style-name="T1">addPointBtn.setText(strings.getString("add"));</text:span></text:p>
      <text:p text:style-name="P14"><text:s text:c="16"/><text:span text:style-name="T1">}break;</text:span></text:p>
      <text:p text:style-name="P14"><text:s text:c="16"/><text:span text:style-name="T1">default:{}break;</text:span></text:p>
      <text:p text:style-name="P14"><text:s text:c="12"/><text:span text:style-name="T1">}</text:span></text:p>
      <text:p text:style-name="P14"><text:s text:c="4"/><text:span text:style-name="T1">}</text:span></text:p>
      <text:p text:style-name="P22">}</text:p>
      <text:p text:style-name="P23"/>
      <text:p text:style-name="P28">Класс, отвечающий за графику</text:p>
      <text:p text:style-name="P23">import javax.swing.*;</text:p>
      <text:p text:style-name="P8">import java.awt.*;</text:p>
      <text:p text:style-name="P8">import java.awt.event.ComponentAdapter;</text:p>
      <text:p text:style-name="P8">import java.awt.event.ComponentEvent;</text:p>
      <text:p text:style-name="P8">import java.awt.event.MouseAdapter;</text:p>
      <text:p text:style-name="P8">import java.awt.event.MouseEvent;</text:p>
      <text:p text:style-name="P8">import java.util.HashSet;</text:p>
      <text:p text:style-name="P8">import java.util.Set;</text:p>
      <text:p text:style-name="P8">import static java.lang.Thread.sleep;</text:p>
      <text:p text:style-name="P10">/**</text:p>
      <text:p text:style-name="P14"><text:s/><text:span text:style-name="T2">* Created by panikun on 29.10.15.</text:span></text:p>
      <text:p text:style-name="P14"><text:s/><text:span text:style-name="T2">*/</text:span></text:p>
      <text:p text:style-name="P8">public class Graphic extends JPanel {</text:p>
      <text:p text:style-name="P14"><text:s text:c="4"/><text:span text:style-name="T1">private Set&lt;Ponto&gt; points = new HashSet&lt;Ponto&gt;();</text:span></text:p>
      <text:p text:style-name="P14"><text:s text:c="4"/><text:span text:style-name="T1">private Kontur kontur;</text:span></text:p>
      <text:p text:style-name="P14"><text:s text:c="4"/><text:span text:style-name="T1">private int xCenter;</text:span></text:p>
      <text:p text:style-name="P14"><text:s text:c="4"/><text:span text:style-name="T1">private int yCenter;</text:span></text:p>
      <text:p text:style-name="P14"><text:s text:c="4"/><text:span text:style-name="T1">private int x;</text:span></text:p>
      <text:p text:style-name="P14"><text:s text:c="4"/><text:span text:style-name="T1">private int y;</text:span></text:p>
      <text:p text:style-name="P14"><text:s text:c="4"/><text:span text:style-name="T1">private int height;</text:span></text:p>
      <text:p text:style-name="P14"><text:s text:c="4"/><text:span text:style-name="T1">private int width;</text:span></text:p>
      <text:p text:style-name="P14"><text:s text:c="4"/><text:span text:style-name="T1">private int scale;</text:span></text:p>
      <text:p text:style-name="P14"><text:s text:c="4"/><text:span text:style-name="T1">public Graphic() {</text:span></text:p>
      <text:p text:style-name="P14"><text:s text:c="8"/><text:span text:style-name="T1">this.setDoubleBuffered(true);</text:span></text:p>
      <text:p text:style-name="P14"><text:s text:c="8"/><text:span text:style-name="T1">this.setLayout(null);</text:span></text:p>
      <text:p text:style-name="P14"><text:s text:c="8"/><text:span text:style-name="T1">this.setBackground(Task5.</text:span><text:span text:style-name="T2">BACKGROUND_COLOR</text:span><text:span text:style-name="T1">);</text:span></text:p>
      <text:p text:style-name="P14"><text:s text:c="8"/><text:span text:style-name="T1">this.addMouseListener(new MouseAdapter() {</text:span></text:p>
      <text:p text:style-name="P14"><text:s text:c="12"/><text:span text:style-name="T1">@Override</text:span></text:p>
      <text:p text:style-name="P14"><text:s text:c="12"/><text:span text:style-name="T1">public void mouseClicked(MouseEvent e) {</text:span></text:p>
      <text:p text:style-name="P14"><text:s text:c="16"/><text:span text:style-name="T1">addPoint(e.getX(), e.getY());</text:span></text:p>
      <text:p text:style-name="P14"><text:s text:c="12"/><text:span text:style-name="T1">}</text:span></text:p>
      <text:p text:style-name="P14"><text:s text:c="8"/><text:span text:style-name="T1">});</text:span></text:p>
      <text:p text:style-name="P14"><text:s text:c="8"/><text:span text:style-name="T1">kontur = new Kontur(1);</text:span></text:p>
      <text:p text:style-name="P14"><text:s text:c="8"/><text:span text:style-name="T1">repaint();</text:span></text:p>
      <text:p text:style-name="P14"><text:s text:c="8"/><text:span text:style-name="T1">this.addComponentListener(new ComponentAdapter() {</text:span></text:p>
      <text:p text:style-name="P14"><text:s text:c="12"/><text:span text:style-name="T1">@Override</text:span></text:p>
      <text:p text:style-name="P14"><text:s text:c="12"/><text:span text:style-name="T1">public void componentResized(ComponentEvent e) {</text:span></text:p>
      <text:p text:style-name="P14"><text:s text:c="16"/><text:span text:style-name="T1">repaint();</text:span></text:p>
      <text:p text:style-name="P14"><text:s text:c="12"/><text:span text:style-name="T1">}</text:span></text:p>
      <text:p text:style-name="P14"><text:s text:c="8"/><text:span text:style-name="T1">});</text:span></text:p>
      <text:p text:style-name="P14"><text:s text:c="4"/><text:span text:style-name="T1">}</text:span></text:p>
      <text:p text:style-name="P14"><text:s text:c="4"/><text:span text:style-name="T1">public void addPoint(int x, int y) {</text:span></text:p>
      <text:p text:style-name="P14"><text:s text:c="8"/><text:span text:style-name="T1">double Xc = (double) (x - xCenter) * this.kontur.R / (scale * 20);</text:span></text:p>
      <text:p text:style-name="P14"><text:soft-page-break/><text:s text:c="8"/><text:span text:style-name="T1">double Yc = (double) (yCenter - y) * this.kontur.R / (scale * 20);</text:span></text:p>
      <text:p text:style-name="P14"><text:s text:c="8"/><text:span text:style-name="T1">JTextArea area = new JTextArea();</text:span></text:p>
      <text:p text:style-name="P14"><text:s text:c="8"/><text:span text:style-name="T1">area.setBounds(x - Task5.</text:span><text:span text:style-name="T2">POINT_RADIUS </text:span><text:span text:style-name="T1">/ 2, y - Task5.</text:span><text:span text:style-name="T2">POINT_RADIUS </text:span><text:span text:style-name="T1">/ 2, 70, 20);</text:span></text:p>
      <text:p text:style-name="P14"><text:s text:c="8"/><text:span text:style-name="T1">area.setBackground(new Color(0, 0, 0, 0));</text:span></text:p>
      <text:p text:style-name="P14"><text:s text:c="8"/><text:span text:style-name="T1">area.setFont(new Font(area.getFont().getFontName(), area.getFont().getStyle(), area.getFont().getSize() - 3));</text:span></text:p>
      <text:p text:style-name="P14"><text:s text:c="8"/><text:span text:style-name="T1">Ponto point = new Ponto(Xc, Yc, x, y, area);</text:span></text:p>
      <text:p text:style-name="P14"><text:s text:c="8"/><text:span text:style-name="T1">point.setBounds(x - Task5.</text:span><text:span text:style-name="T2">POINT_RADIUS </text:span><text:span text:style-name="T1">/ 2, y - Task5.</text:span><text:span text:style-name="T2">POINT_RADIUS </text:span><text:span text:style-name="T1">/ 2, Task5.</text:span><text:span text:style-name="T2">POINT_RADIUS</text:span><text:span text:style-name="T1">, Task5.</text:span><text:span text:style-name="T2">POINT_RADIUS</text:span><text:span text:style-name="T1">);</text:span></text:p>
      <text:p text:style-name="P14"><text:s text:c="8"/><text:span text:style-name="T1">point.setGreyColor();</text:span></text:p>
      <text:p text:style-name="P14"><text:s text:c="8"/><text:span text:style-name="T1">if (!this.points.contains(point)) {</text:span></text:p>
      <text:p text:style-name="P14"><text:s text:c="12"/><text:span text:style-name="T1">new Thread(new RequestSender(point, this.kontur.R)).start();</text:span></text:p>
      <text:p text:style-name="P14"><text:s text:c="12"/><text:span text:style-name="T1">this.points.add(point);</text:span></text:p>
      <text:p text:style-name="P14"><text:s text:c="12"/><text:span text:style-name="T1">this.add(point);</text:span></text:p>
      <text:p text:style-name="P14"><text:s text:c="12"/><text:span text:style-name="T1">this.add(area);</text:span></text:p>
      <text:p text:style-name="P14"><text:s text:c="8"/><text:span text:style-name="T1">}</text:span></text:p>
      <text:p text:style-name="P14"><text:s text:c="8"/><text:span text:style-name="T1">repaint();</text:span></text:p>
      <text:p text:style-name="P14"><text:s text:c="4"/><text:span text:style-name="T1">}</text:span></text:p>
      <text:p text:style-name="P14"><text:s text:c="4"/><text:span text:style-name="T1">public void addPoint(double x, double y) {</text:span></text:p>
      <text:p text:style-name="P14"><text:s text:c="8"/><text:span text:style-name="T1">int Xc = xCenter + (int) ((x * scale * 20) / this.kontur.R);</text:span></text:p>
      <text:p text:style-name="P14"><text:s text:c="8"/><text:span text:style-name="T1">int Yc = yCenter - (int) ((y * scale * 20) / this.kontur.R);</text:span></text:p>
      <text:p text:style-name="P14"><text:s text:c="8"/><text:span text:style-name="T1">boolean isVisible = true;</text:span></text:p>
      <text:p text:style-name="P14"><text:s text:c="8"/><text:span text:style-name="T1">if (Xc &lt; 0 || Yc &lt; 0 || Yc &gt; xCenter * 2 || Yc &gt; yCenter * 2) {</text:span></text:p>
      <text:p text:style-name="P14"><text:s text:c="12"/><text:span text:style-name="T1">isVisible = false;</text:span></text:p>
      <text:p text:style-name="P14"><text:s text:c="12"/><text:span text:style-name="T1">for (int i = (int) this.kontur.R; i &lt;= 20; i++) {</text:span></text:p>
      <text:p text:style-name="P14"><text:s text:c="16"/><text:span text:style-name="T1">Xc = xCenter + (int) ((x * scale * 20) / i);</text:span></text:p>
      <text:p text:style-name="P14"><text:s text:c="16"/><text:span text:style-name="T1">Yc = yCenter - (int) ((y * scale * 20) / i);</text:span></text:p>
      <text:p text:style-name="P14"><text:s text:c="16"/><text:span text:style-name="T1">if (Xc &gt; 0 &amp;&amp; Yc &gt; 0 &amp;&amp; Yc &lt; xCenter * 2 &amp;&amp; Yc &lt; yCenter * 2) {</text:span></text:p>
      <text:p text:style-name="P14"><text:s text:c="20"/><text:span text:style-name="T1">break;</text:span></text:p>
      <text:p text:style-name="P14"><text:s text:c="16"/><text:span text:style-name="T1">}</text:span></text:p>
      <text:p text:style-name="P14"><text:s text:c="12"/><text:span text:style-name="T1">}</text:span></text:p>
      <text:p text:style-name="P14"><text:s text:c="8"/><text:span text:style-name="T1">}</text:span></text:p>
      <text:p text:style-name="P14"><text:s text:c="8"/><text:span text:style-name="T1">JTextArea area = new JTextArea();</text:span></text:p>
      <text:p text:style-name="P14"><text:s text:c="8"/><text:span text:style-name="T1">area.setBounds(Xc - Task5.</text:span><text:span text:style-name="T2">POINT_RADIUS </text:span><text:span text:style-name="T1">/ 2, Yc - Task5.</text:span><text:span text:style-name="T2">POINT_RADIUS </text:span><text:span text:style-name="T1">/ 2, 70, 20);</text:span></text:p>
      <text:p text:style-name="P14"><text:s text:c="8"/><text:span text:style-name="T1">area.setBackground(new Color(0, 0, 0, 0));</text:span></text:p>
      <text:p text:style-name="P14"><text:s text:c="8"/><text:span text:style-name="T1">area.setFont(new Font(area.getFont().getFontName(), area.getFont().getStyle(), area.getFont().getSize() - 3));</text:span></text:p>
      <text:p text:style-name="P14"><text:s text:c="8"/><text:span text:style-name="T1">Ponto point = new Ponto(x, y, Xc, Yc, area);</text:span></text:p>
      <text:p text:style-name="P14"><text:s text:c="8"/><text:span text:style-name="T1">point.setVisible(isVisible);</text:span></text:p>
      <text:p text:style-name="P14"><text:s text:c="8"/><text:span text:style-name="T1">area.setVisible(isVisible);</text:span></text:p>
      <text:p text:style-name="P14"><text:s text:c="8"/><text:span text:style-name="T1">point.setBounds(Xc - Task5.</text:span><text:span text:style-name="T2">POINT_RADIUS </text:span><text:span text:style-name="T1">/ 2, Yc - Task5.</text:span><text:span text:style-name="T2">POINT_RADIUS </text:span><text:span text:style-name="T1">/ 2, Task5.</text:span><text:span text:style-name="T2">POINT_RADIUS</text:span><text:span text:style-name="T1">, Task5.</text:span><text:span text:style-name="T2">POINT_RADIUS</text:span><text:span text:style-name="T1">);</text:span></text:p>
      <text:p text:style-name="P14"><text:s text:c="8"/><text:span text:style-name="T1">point.setGreyColor();</text:span></text:p>
      <text:p text:style-name="P14"><text:s text:c="8"/><text:span text:style-name="T1">if (!this.points.contains(point)) {</text:span></text:p>
      <text:p text:style-name="P14"><text:s text:c="12"/><text:span text:style-name="T1">new Thread(new RequestSender(point, this.kontur.R)).start();</text:span></text:p>
      <text:p text:style-name="P14"><text:s text:c="12"/><text:span text:style-name="T1">this.points.add(point);</text:span></text:p>
      <text:p text:style-name="P14"><text:s text:c="12"/><text:span text:style-name="T1">this.add(point);</text:span></text:p>
      <text:p text:style-name="P14"><text:s text:c="12"/><text:span text:style-name="T1">this.add(area);</text:span></text:p>
      <text:p text:style-name="P14"><text:s text:c="8"/><text:span text:style-name="T1">}</text:span></text:p>
      <text:p text:style-name="P14"><text:s text:c="8"/><text:span text:style-name="T1">repaint();</text:span></text:p>
      <text:p text:style-name="P14"><text:s text:c="4"/><text:span text:style-name="T1">}</text:span></text:p>
      <text:p text:style-name="P14"><text:s text:c="4"/><text:span text:style-name="T1">public void setRadius(double R) {</text:span></text:p>
      <text:p text:style-name="P14"><text:s text:c="8"/><text:span text:style-name="T1">this.kontur.setRadius(R);</text:span></text:p>
      <text:p text:style-name="P14"><text:s text:c="8"/><text:span text:style-name="T1">for (Ponto point : points) {</text:span></text:p>
      <text:p text:style-name="P14"><text:s text:c="12"/><text:span text:style-name="T1">point.recalculation(this.kontur.R, this.scale, this.xCenter, this.yCenter);</text:span></text:p>
      <text:p text:style-name="P14"><text:s text:c="12"/><text:span text:style-name="T1">point.setGreyColor();</text:span></text:p>
      <text:p text:style-name="P14"><text:s text:c="12"/><text:span text:style-name="T1">new Thread(new RequestSender(point, this.kontur.R)).start();</text:span></text:p>
      <text:p text:style-name="P14"><text:s text:c="8"/><text:span text:style-name="T1">}</text:span></text:p>
      <text:p text:style-name="P14"><text:s text:c="8"/><text:span text:style-name="T1">repaint();</text:span></text:p>
      <text:p text:style-name="P14"><text:soft-page-break/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rotected void paintComponent(Graphics g) {</text:span></text:p>
      <text:p text:style-name="P14"><text:s text:c="8"/><text:span text:style-name="T1">this.x = this.getX();</text:span></text:p>
      <text:p text:style-name="P14"><text:s text:c="8"/><text:span text:style-name="T1">this.y = this.getY();</text:span></text:p>
      <text:p text:style-name="P14"><text:s text:c="8"/><text:span text:style-name="T1">this.width = this.getWidth();</text:span></text:p>
      <text:p text:style-name="P14"><text:s text:c="8"/><text:span text:style-name="T1">this.height = this.getHeight();</text:span></text:p>
      <text:p text:style-name="P14"><text:s text:c="8"/><text:span text:style-name="T1">scale = ((xCenter &gt; yCenter) ? yCenter / 20 : xCenter / 20);</text:span></text:p>
      <text:p text:style-name="P14"><text:s text:c="8"/><text:span text:style-name="T1">this.xCenter = x + width / 2;</text:span></text:p>
      <text:p text:style-name="P14"><text:s text:c="8"/><text:span text:style-name="T1">this.yCenter = y + height / 2;</text:span></text:p>
      <text:p text:style-name="P14"><text:s text:c="8"/><text:span text:style-name="T1">super.paintComponent(g);</text:span></text:p>
      <text:p text:style-name="P14"><text:s text:c="8"/><text:span text:style-name="T1">drawKontur(g);</text:span></text:p>
      <text:p text:style-name="P14"><text:s text:c="8"/><text:span text:style-name="T1">drawPoints();</text:span></text:p>
      <text:p text:style-name="P14"><text:s text:c="8"/><text:span text:style-name="T1">drawAxises(g);</text:span></text:p>
      <text:p text:style-name="P14"><text:s text:c="4"/><text:span text:style-name="T1">}</text:span></text:p>
      <text:p text:style-name="P14"><text:s text:c="4"/><text:span text:style-name="T1">void drawAxises(Graphics g) {</text:span></text:p>
      <text:p text:style-name="P14"><text:s text:c="8"/><text:span text:style-name="T1">g.setColor(Task5.</text:span><text:span text:style-name="T2">AXIS_COLOR</text:span><text:span text:style-name="T1">);</text:span></text:p>
      <text:p text:style-name="P14"><text:s text:c="8"/><text:span text:style-name="T1">g.drawLine(x, yCenter, x + width, yCenter);</text:span></text:p>
      <text:p text:style-name="P14"><text:s text:c="8"/><text:span text:style-name="T1">g.drawLine(xCenter, y, xCenter, y + height);</text:span></text:p>
      <text:p text:style-name="P14"><text:s text:c="4"/><text:span text:style-name="T1">}</text:span></text:p>
      <text:p text:style-name="P14"><text:s text:c="4"/><text:span text:style-name="T1">void drawKontur(Graphics g) {</text:span></text:p>
      <text:p text:style-name="P14"><text:s text:c="8"/><text:span text:style-name="T1">g.setColor(Task5.</text:span><text:span text:style-name="T2">KONTUR_COLOR</text:span><text:span text:style-name="T1">);</text:span></text:p>
      <text:p text:style-name="P14"><text:s text:c="8"/><text:span text:style-name="T1">Polygon pol = new Polygon();</text:span></text:p>
      <text:p text:style-name="P14"><text:s text:c="8"/><text:span text:style-name="T1">pol.addPoint(xCenter - (20 * scale) / 2, yCenter);</text:span></text:p>
      <text:p text:style-name="P14"><text:s text:c="8"/><text:span text:style-name="T1">pol.addPoint(xCenter, yCenter);</text:span></text:p>
      <text:p text:style-name="P14"><text:s text:c="8"/><text:span text:style-name="T1">pol.addPoint(xCenter, yCenter - 20 * scale);</text:span></text:p>
      <text:p text:style-name="P14"><text:s text:c="8"/><text:span text:style-name="T1">pol.addPoint(xCenter + 20 * scale, yCenter);</text:span></text:p>
      <text:p text:style-name="P14"><text:s text:c="8"/><text:span text:style-name="T1">pol.addPoint(xCenter, yCenter);</text:span></text:p>
      <text:p text:style-name="P14"><text:s text:c="8"/><text:span text:style-name="T1">pol.addPoint(xCenter, yCenter + 20 * scale);</text:span></text:p>
      <text:p text:style-name="P14"><text:s text:c="8"/><text:span text:style-name="T1">pol.addPoint(xCenter - (20 / 2) * scale, yCenter + 20 * scale);</text:span></text:p>
      <text:p text:style-name="P14"><text:s text:c="8"/><text:span text:style-name="T1">g.fillPolygon(pol);</text:span></text:p>
      <text:p text:style-name="P14"><text:s text:c="8"/><text:span text:style-name="T1">g.fillArc(xCenter - 20 * scale, yCenter - 20 * scale, 20 * 2 * scale, 20 * 2 * scale, 270, 90);</text:span></text:p>
      <text:p text:style-name="P14"><text:s text:c="4"/><text:span text:style-name="T1">}</text:span></text:p>
      <text:p text:style-name="P14"><text:s text:c="4"/><text:span text:style-name="T1">void drawPoints() {</text:span></text:p>
      <text:p text:style-name="P14"><text:s text:c="8"/><text:span text:style-name="T1">for (Ponto point : points) {</text:span></text:p>
      <text:p text:style-name="P14"><text:s text:c="12"/><text:span text:style-name="T1">if (point.isGray) {</text:span></text:p>
      <text:p text:style-name="P14"><text:s text:c="16"/><text:span text:style-name="T1">point.repaint();</text:span></text:p>
      <text:p text:style-name="P14"><text:s text:c="16"/><text:span text:style-name="T1">continue;</text:span></text:p>
      <text:p text:style-name="P14"><text:s text:c="12"/><text:span text:style-name="T1">}</text:span></text:p>
      <text:p text:style-name="P14"><text:s text:c="12"/><text:span text:style-name="T1">if (point.isInKontur) {</text:span></text:p>
      <text:p text:style-name="P14"><text:s text:c="16"/><text:span text:style-name="T1">if (point.animation != null) {</text:span></text:p>
      <text:p text:style-name="P14"><text:s text:c="20"/><text:span text:style-name="T1">point.animation.interrupt();</text:span></text:p>
      <text:p text:style-name="P14"><text:s text:c="16"/><text:span text:style-name="T1">}</text:span></text:p>
      <text:p text:style-name="P14"><text:s text:c="16"/><text:span text:style-name="T1">point.repaint();</text:span></text:p>
      <text:p text:style-name="P14"><text:s text:c="12"/><text:span text:style-name="T1">} else {</text:span></text:p>
      <text:p text:style-name="P14"><text:s text:c="16"/><text:span text:style-name="T1">if (point.needAnimation) {</text:span></text:p>
      <text:p text:style-name="P14"><text:s text:c="20"/><text:span text:style-name="T1">point.animation = new Thread(new Animation(point, this.kontur.R, this.scale));</text:span></text:p>
      <text:p text:style-name="P14"><text:s text:c="20"/><text:span text:style-name="T1">point.animation.start();</text:span></text:p>
      <text:p text:style-name="P14"><text:s text:c="20"/><text:span text:style-name="T1">point.needAnimation = false;</text:span></text:p>
      <text:p text:style-name="P14"><text:s text:c="16"/><text:span text:style-name="T1">} else {</text:span></text:p>
      <text:p text:style-name="P14"><text:s text:c="20"/><text:span text:style-name="T1">point.repaint();</text:span></text:p>
      <text:p text:style-name="P14"><text:s text:c="16"/><text:span text:style-name="T1">}</text:span></text:p>
      <text:p text:style-name="P14"><text:s text:c="12"/><text:span text:style-name="T1">}</text:span></text:p>
      <text:p text:style-name="P14"><text:s text:c="8"/><text:span text:style-name="T1">}</text:span></text:p>
      <text:p text:style-name="P14"><text:s text:c="4"/><text:span text:style-name="T1">}</text:span></text:p>
      <text:p text:style-name="P8">}</text:p>
      <text:p text:style-name="P8">class Animation implements Runnable {</text:p>
      <text:p text:style-name="P14"><text:soft-page-break/><text:s text:c="4"/><text:span text:style-name="T1">Ponto point;</text:span></text:p>
      <text:p text:style-name="P14"><text:s text:c="4"/><text:span text:style-name="T1">double R;</text:span></text:p>
      <text:p text:style-name="P14"><text:s text:c="4"/><text:span text:style-name="T1">int scale;</text:span></text:p>
      <text:p text:style-name="P14"><text:s text:c="4"/><text:span text:style-name="T1">public Animation(Ponto point, double radius, int scale) {</text:span></text:p>
      <text:p text:style-name="P14"><text:s text:c="8"/><text:span text:style-name="T1">this.point = point;</text:span></text:p>
      <text:p text:style-name="P14"><text:s text:c="8"/><text:span text:style-name="T1">this.R = radius;</text:span></text:p>
      <text:p text:style-name="P14"><text:s text:c="8"/><text:span text:style-name="T1">this.scale = scale;</text:span></text:p>
      <text:p text:style-name="P14"><text:s text:c="4"/><text:span text:style-name="T1">}</text:span></text:p>
      <text:p text:style-name="P14"><text:s text:c="4"/><text:span text:style-name="T1">@Override</text:span></text:p>
      <text:p text:style-name="P14"><text:s text:c="4"/><text:span text:style-name="T1">public void run() {</text:span></text:p>
      <text:p text:style-name="P14"><text:s text:c="8"/><text:span text:style-name="T1">while (!Thread.</text:span><text:span text:style-name="T2">interrupted</text:span><text:span text:style-name="T1">()) {</text:span></text:p>
      <text:p text:style-name="P14"><text:s text:c="12"/><text:span text:style-name="T1">resize(10);</text:span></text:p>
      <text:p text:style-name="P14"><text:s text:c="12"/><text:span text:style-name="T1">try {</text:span></text:p>
      <text:p text:style-name="P14"><text:s text:c="16"/><text:span text:style-name="T2">sleep</text:span><text:span text:style-name="T1">(200);</text:span></text:p>
      <text:p text:style-name="P14"><text:s text:c="12"/><text:span text:style-name="T1">} catch (InterruptedException e) {</text:span></text:p>
      <text:p text:style-name="P14"><text:s text:c="16"/><text:span text:style-name="T1">point.setRadius(Task5.</text:span><text:span text:style-name="T2">POINT_RADIUS</text:span><text:span text:style-name="T1">);</text:span></text:p>
      <text:p text:style-name="P14"><text:s text:c="16"/><text:span text:style-name="T1">point.repaint();</text:span></text:p>
      <text:p text:style-name="P14"><text:s text:c="16"/><text:span text:style-name="T1">return;</text:span></text:p>
      <text:p text:style-name="P14"><text:s text:c="12"/><text:span text:style-name="T1">}</text:span></text:p>
      <text:p text:style-name="P14"><text:s text:c="12"/><text:span text:style-name="T1">resize(15);</text:span></text:p>
      <text:p text:style-name="P14"><text:s text:c="12"/><text:span text:style-name="T1">try {</text:span></text:p>
      <text:p text:style-name="P14"><text:s text:c="16"/><text:span text:style-name="T2">sleep</text:span><text:span text:style-name="T1">(200);</text:span></text:p>
      <text:p text:style-name="P14"><text:s text:c="12"/><text:span text:style-name="T1">} catch (InterruptedException e) {</text:span></text:p>
      <text:p text:style-name="P14"><text:s text:c="16"/><text:span text:style-name="T1">point.setRadius(Task5.</text:span><text:span text:style-name="T2">POINT_RADIUS</text:span><text:span text:style-name="T1">);</text:span></text:p>
      <text:p text:style-name="P14"><text:s text:c="16"/><text:span text:style-name="T1">point.repaint();</text:span></text:p>
      <text:p text:style-name="P14"><text:s text:c="16"/><text:span text:style-name="T1">return;</text:span></text:p>
      <text:p text:style-name="P14"><text:s text:c="12"/><text:span text:style-name="T1">}</text:span></text:p>
      <text:p text:style-name="P14"><text:s text:c="12"/><text:span text:style-name="T1">resize(20);</text:span></text:p>
      <text:p text:style-name="P14"><text:s text:c="12"/><text:span text:style-name="T1">try {</text:span></text:p>
      <text:p text:style-name="P14"><text:s text:c="16"/><text:span text:style-name="T2">sleep</text:span><text:span text:style-name="T1">(200);</text:span></text:p>
      <text:p text:style-name="P14"><text:s text:c="12"/><text:span text:style-name="T1">} catch (InterruptedException e) {</text:span></text:p>
      <text:p text:style-name="P14"><text:s text:c="16"/><text:span text:style-name="T1">point.setRadius(Task5.</text:span><text:span text:style-name="T2">POINT_RADIUS</text:span><text:span text:style-name="T1">);</text:span></text:p>
      <text:p text:style-name="P14"><text:s text:c="16"/><text:span text:style-name="T1">point.repaint();</text:span></text:p>
      <text:p text:style-name="P14"><text:s text:c="16"/><text:span text:style-name="T1">return;</text:span></text:p>
      <text:p text:style-name="P14"><text:s text:c="12"/><text:span text:style-name="T1">}</text:span></text:p>
      <text:p text:style-name="P14"><text:s text:c="8"/><text:span text:style-name="T1">}</text:span></text:p>
      <text:p text:style-name="P14"><text:s text:c="8"/><text:span text:style-name="T1">point.setRadius(Task5.</text:span><text:span text:style-name="T2">POINT_RADIUS</text:span><text:span text:style-name="T1">);</text:span></text:p>
      <text:p text:style-name="P14"><text:s text:c="8"/><text:span text:style-name="T1">point.repaint();</text:span></text:p>
      <text:p text:style-name="P14"><text:s text:c="4"/><text:span text:style-name="T1">}</text:span></text:p>
      <text:p text:style-name="P14"><text:s text:c="4"/><text:span text:style-name="T1">void resize(double div) {</text:span></text:p>
      <text:p text:style-name="P14"><text:s text:c="8"/><text:span text:style-name="T1">this.point.setRadius((int) (R / div * scale) + 1);</text:span></text:p>
      <text:p text:style-name="P14"><text:s text:c="8"/><text:span text:style-name="T1">point.repaint();</text:span></text:p>
      <text:p text:style-name="P14"><text:s text:c="4"/><text:span text:style-name="T1">}</text:span></text:p>
      <text:p text:style-name="P22">}</text:p>
      <text:p text:style-name="P25">Класс, посылающий запросы на сервер</text:p>
      <text:p text:style-name="P32">import java.io.BufferedReader;</text:p>
      <text:p text:style-name="P17">import java.io.IOException;</text:p>
      <text:p text:style-name="P17">import java.io.InputStreamReader;</text:p>
      <text:p text:style-name="P17">import java.io.PrintStream;</text:p>
      <text:p text:style-name="P17">import java.net.Socket;</text:p>
      <text:p text:style-name="P17">import java.net.UnknownHostException;</text:p>
      <text:p text:style-name="P17">public class RequestSender implements Runnable {</text:p>
      <text:p text:style-name="P18"><text:s text:c="4"/><text:span text:style-name="T1">public static final int </text:span><text:span text:style-name="T2">PORT </text:span><text:span text:style-name="T1">= 11111;</text:span></text:p>
      <text:p text:style-name="P18"><text:s text:c="4"/></text:p>
      <text:p text:style-name="P18"><text:s text:c="4"/><text:span text:style-name="T1">float r;</text:span></text:p>
      <text:p text:style-name="P18"><text:s text:c="4"/><text:span text:style-name="T1">float x;</text:span></text:p>
      <text:p text:style-name="P18"><text:soft-page-break/><text:s text:c="4"/><text:span text:style-name="T1">float y;</text:span></text:p>
      <text:p text:style-name="P18"><text:s text:c="4"/><text:span text:style-name="T1">Ponto point;</text:span></text:p>
      <text:p text:style-name="P18"><text:s text:c="4"/><text:span text:style-name="T1">RequestSender(Ponto point, double radius) {</text:span></text:p>
      <text:p text:style-name="P18"><text:s text:c="8"/><text:span text:style-name="T1">this.point = point;</text:span></text:p>
      <text:p text:style-name="P18"><text:s text:c="8"/><text:span text:style-name="T1">this.r = (float) radius;</text:span></text:p>
      <text:p text:style-name="P18"><text:s text:c="4"/><text:span text:style-name="T1">}</text:span></text:p>
      <text:p text:style-name="P18"><text:s text:c="4"/><text:span text:style-name="T1">@Override</text:span></text:p>
      <text:p text:style-name="P18"><text:s text:c="4"/><text:span text:style-name="T1">public void run() {</text:span></text:p>
      <text:p text:style-name="P18"><text:s text:c="8"/><text:span text:style-name="T1">this.y = (float) point.Y;</text:span></text:p>
      <text:p text:style-name="P18"><text:s text:c="8"/><text:span text:style-name="T1">this.x = (float) point.X;</text:span></text:p>
      <text:p text:style-name="P18"><text:s text:c="8"/><text:span text:style-name="T1">String message;</text:span></text:p>
      <text:p text:style-name="P18"><text:s text:c="8"/><text:span text:style-name="T1">try (</text:span></text:p>
      <text:p text:style-name="P18"><text:s text:c="16"/><text:span text:style-name="T1">Socket socket = new Socket("localhost", RequestSender.</text:span><text:span text:style-name="T2">PORT</text:span><text:span text:style-name="T1">);</text:span></text:p>
      <text:p text:style-name="P18"><text:s text:c="16"/><text:span text:style-name="T1">PrintStream pr = new PrintStream(socket.getOutputStream());</text:span></text:p>
      <text:p text:style-name="P18"><text:s text:c="16"/><text:span text:style-name="T1">BufferedReader br = new BufferedReader(new InputStreamReader(socket.getInputStream()));</text:span></text:p>
      <text:p text:style-name="P18"><text:s text:c="8"/><text:span text:style-name="T1">) {</text:span></text:p>
      <text:p text:style-name="P18"><text:s text:c="12"/><text:span text:style-name="T1">pr.println(x + ";" + y + ";" + r);</text:span></text:p>
      <text:p text:style-name="P18"><text:s text:c="12"/><text:span text:style-name="T1">message = br.readLine();</text:span></text:p>
      <text:p text:style-name="P18"><text:s text:c="8"/><text:span text:style-name="T1">} catch (UnknownHostException e) {</text:span></text:p>
      <text:p text:style-name="P18"><text:s text:c="12"/><text:span text:style-name="T1">point.setGreyColor();</text:span></text:p>
      <text:p text:style-name="P18"><text:s text:c="12"/><text:span text:style-name="T1">return;</text:span></text:p>
      <text:p text:style-name="P18"><text:s text:c="8"/><text:span text:style-name="T1">} catch (IOException e) {</text:span></text:p>
      <text:p text:style-name="P18"><text:s text:c="12"/><text:span text:style-name="T1">return;</text:span></text:p>
      <text:p text:style-name="P18"><text:s text:c="8"/><text:span text:style-name="T1">}</text:span></text:p>
      <text:p text:style-name="P18"><text:s text:c="8"/><text:span text:style-name="T1">switch (message) {</text:span></text:p>
      <text:p text:style-name="P18"><text:s text:c="12"/><text:span text:style-name="T1">case "0": {</text:span></text:p>
      <text:p text:style-name="P18"><text:s text:c="16"/><text:span text:style-name="T1">point.setRedColor();</text:span></text:p>
      <text:p text:style-name="P18"><text:s text:c="16"/><text:span text:style-name="T1">if (point.isInKontur) {</text:span></text:p>
      <text:p text:style-name="P18"><text:s text:c="20"/><text:span text:style-name="T1">point.needAnimation = true;</text:span></text:p>
      <text:p text:style-name="P18"><text:s text:c="16"/><text:span text:style-name="T1">} else {</text:span></text:p>
      <text:p text:style-name="P18"><text:s text:c="20"/><text:span text:style-name="T1">point.needAnimation = false;</text:span></text:p>
      <text:p text:style-name="P18"><text:s text:c="16"/><text:span text:style-name="T1">}</text:span></text:p>
      <text:p text:style-name="P18"><text:s text:c="16"/><text:span text:style-name="T1">point.isInKontur = false;</text:span></text:p>
      <text:p text:style-name="P18"><text:s text:c="12"/><text:span text:style-name="T1">}</text:span></text:p>
      <text:p text:style-name="P18"><text:s text:c="12"/><text:span text:style-name="T1">break;</text:span></text:p>
      <text:p text:style-name="P18"><text:s text:c="12"/><text:span text:style-name="T1">case "1": {</text:span></text:p>
      <text:p text:style-name="P18"><text:s text:c="16"/><text:span text:style-name="T1">point.setBlueColor();</text:span></text:p>
      <text:p text:style-name="P18"><text:s text:c="16"/><text:span text:style-name="T1">point.isInKontur = true;</text:span></text:p>
      <text:p text:style-name="P18"><text:s text:c="16"/><text:span text:style-name="T1">point.needAnimation = false;</text:span></text:p>
      <text:p text:style-name="P18"><text:s text:c="12"/><text:span text:style-name="T1">}</text:span></text:p>
      <text:p text:style-name="P18"><text:s text:c="12"/><text:span text:style-name="T1">break;</text:span></text:p>
      <text:p text:style-name="P18"><text:s text:c="12"/><text:span text:style-name="T1">default: {</text:span></text:p>
      <text:p text:style-name="P18"><text:s text:c="16"/><text:span text:style-name="T1">point.setGreyColor();</text:span></text:p>
      <text:p text:style-name="P18"><text:s text:c="12"/><text:span text:style-name="T1">}</text:span></text:p>
      <text:p text:style-name="P18"><text:s text:c="12"/><text:span text:style-name="T1">break;</text:span></text:p>
      <text:p text:style-name="P18"><text:s text:c="8"/><text:span text:style-name="T1">}</text:span></text:p>
      <text:p text:style-name="P18"><text:s text:c="4"/><text:span text:style-name="T1">}</text:span></text:p>
      <text:p text:style-name="P31">}</text:p>
      <text:p text:style-name="P24"/>
      <text:p text:style-name="P24"/>
      <text:p text:style-name="P24"/>
      <text:p text:style-name="P24"/>
      <text:p text:style-name="P26"><text:soft-page-break/>Сервер:</text:p>
      <text:p text:style-name="P27">Класс сервера</text:p>
      <text:p text:style-name="P33">import java.io.IOException;</text:p>
      <text:p text:style-name="P16">import java.net.ServerSocket;</text:p>
      <text:p text:style-name="P16">import java.net.Socket;</text:p>
      <text:p text:style-name="P16">public class Server {</text:p>
      <text:p text:style-name="P15"><text:s text:c="4"/><text:span text:style-name="T1">public static final int </text:span><text:span text:style-name="T2">PORT </text:span><text:span text:style-name="T1">= 11111;</text:span></text:p>
      <text:p text:style-name="P15"><text:s text:c="4"/><text:span text:style-name="T1">public static void main(String[] args) {</text:span></text:p>
      <text:p text:style-name="P15"><text:s text:c="8"/><text:span text:style-name="T1">ServerSocket serverSocket;</text:span></text:p>
      <text:p text:style-name="P15"><text:s text:c="8"/><text:span text:style-name="T1">try {</text:span></text:p>
      <text:p text:style-name="P15"><text:s text:c="12"/><text:span text:style-name="T1">serverSocket = new ServerSocket(Server.</text:span><text:span text:style-name="T2">PORT</text:span><text:span text:style-name="T1">);</text:span></text:p>
      <text:p text:style-name="P15"><text:s text:c="8"/><text:span text:style-name="T1">} catch (IOException e) {</text:span></text:p>
      <text:p text:style-name="P15"><text:s text:c="12"/><text:span text:style-name="T1">System.</text:span><text:span text:style-name="T2">err</text:span><text:span text:style-name="T1">.println("</text:span><text:span text:style-name="T3">Не удалось открыть данный порт</text:span><text:span text:style-name="T1">: " + Server.</text:span><text:span text:style-name="T2">PORT</text:span><text:span text:style-name="T1">);</text:span></text:p>
      <text:p text:style-name="P15"><text:s text:c="12"/><text:span text:style-name="T1">return;</text:span></text:p>
      <text:p text:style-name="P15"><text:s text:c="8"/><text:span text:style-name="T1">}</text:span></text:p>
      <text:p text:style-name="P15"><text:s text:c="8"/><text:span text:style-name="T1">System.</text:span><text:span text:style-name="T2">out</text:span><text:span text:style-name="T1">.println("</text:span><text:span text:style-name="T3">Сервер запущен</text:span><text:span text:style-name="T1">");</text:span></text:p>
      <text:p text:style-name="P15"><text:s text:c="8"/><text:span text:style-name="T1">while (true) {</text:span></text:p>
      <text:p text:style-name="P15"><text:s text:c="12"/><text:span text:style-name="T1">try {</text:span></text:p>
      <text:p text:style-name="P15"><text:s text:c="16"/><text:span text:style-name="T1">Socket client = serverSocket.accept();</text:span></text:p>
      <text:p text:style-name="P15"><text:s text:c="16"/><text:span text:style-name="T1">new RequestHandler(client);</text:span></text:p>
      <text:p text:style-name="P15"><text:s text:c="12"/><text:span text:style-name="T1">} catch (IOException e) {</text:span></text:p>
      <text:p text:style-name="P15"><text:s text:c="16"/><text:span text:style-name="T1">System.</text:span><text:span text:style-name="T2">err</text:span><text:span text:style-name="T1">.println("</text:span><text:span text:style-name="T3">Ошибка приема клиента</text:span><text:span text:style-name="T1">");</text:span></text:p>
      <text:p text:style-name="P15"><text:s text:c="12"/><text:span text:style-name="T1">}</text:span></text:p>
      <text:p text:style-name="P15"><text:s text:c="8"/><text:span text:style-name="T1">}</text:span></text:p>
      <text:p text:style-name="P15"><text:s text:c="4"/><text:span text:style-name="T1">}</text:span></text:p>
      <text:p text:style-name="P30">}</text:p>
      <text:p text:style-name="P34">Класс, отвечающий за обработку запроса</text:p>
      <text:p text:style-name="P39">import java.io.*;</text:p>
      <text:p text:style-name="P39">import java.net.Socket;</text:p>
      <text:p text:style-name="P39">public class RequestHandler extends Thread {</text:p>
      <text:p text:style-name="P15"><text:s text:c="4"/><text:span text:style-name="T1">Socket client;</text:span></text:p>
      <text:p text:style-name="P15"><text:s text:c="4"/><text:span text:style-name="T1">RequestHandler(Socket client) {</text:span></text:p>
      <text:p text:style-name="P15"><text:s text:c="8"/><text:span text:style-name="T1">this.client = client;</text:span></text:p>
      <text:p text:style-name="P15"><text:s text:c="8"/><text:span text:style-name="T1">this.start();</text:span></text:p>
      <text:p text:style-name="P15"><text:s text:c="4"/><text:span text:style-name="T1">}</text:span></text:p>
      <text:p text:style-name="P15"><text:s text:c="4"/><text:span text:style-name="T1">@Override</text:span></text:p>
      <text:p text:style-name="P15"><text:s text:c="4"/><text:span text:style-name="T1">public void run() {</text:span></text:p>
      <text:p text:style-name="P15"><text:s text:c="8"/><text:span text:style-name="T1">String message;</text:span></text:p>
      <text:p text:style-name="P15"><text:s text:c="8"/><text:span text:style-name="T1">try (</text:span></text:p>
      <text:p text:style-name="P15"><text:s text:c="16"/><text:span text:style-name="T1">InputStreamReader ir = new InputStreamReader(client.getInputStream());</text:span></text:p>
      <text:p text:style-name="P15"><text:s text:c="16"/><text:span text:style-name="T1">BufferedReader br = new BufferedReader(ir);</text:span></text:p>
      <text:p text:style-name="P15"><text:s text:c="16"/><text:span text:style-name="T1">PrintStream ps = new PrintStream(client.getOutputStream())</text:span></text:p>
      <text:p text:style-name="P15"><text:s text:c="8"/><text:span text:style-name="T1">) {</text:span></text:p>
      <text:p text:style-name="P15"><text:s text:c="12"/><text:span text:style-name="T1">message = br.readLine();</text:span></text:p>
      <text:p text:style-name="P15"><text:s text:c="12"/><text:span text:style-name="T1">String[] par = message.split(";");</text:span></text:p>
      <text:p text:style-name="P15"><text:s text:c="12"/><text:span text:style-name="T1">if (par.length != 3) {</text:span></text:p>
      <text:p text:style-name="P15"><text:s text:c="16"/><text:span text:style-name="T1">System.</text:span><text:span text:style-name="T2">err</text:span><text:span text:style-name="T1">.println("</text:span><text:span text:style-name="T3">Неверный формат сообщения</text:span><text:span text:style-name="T1">");</text:span></text:p>
      <text:p text:style-name="P15"><text:s text:c="16"/><text:span text:style-name="T1">return;</text:span></text:p>
      <text:p text:style-name="P15"><text:s text:c="12"/><text:span text:style-name="T1">}</text:span></text:p>
      <text:p text:style-name="P15"><text:s text:c="12"/><text:span text:style-name="T1">float[] params = new float[3];//x,y,r</text:span></text:p>
      <text:p text:style-name="P15"><text:soft-page-break/><text:s text:c="12"/><text:span text:style-name="T1">for (int i = 0; i &lt; 3; i++) {</text:span></text:p>
      <text:p text:style-name="P15"><text:s text:c="16"/><text:span text:style-name="T1">try {</text:span></text:p>
      <text:p text:style-name="P15"><text:s text:c="20"/><text:span text:style-name="T1">params[i] = Float.</text:span><text:span text:style-name="T2">parseFloat</text:span><text:span text:style-name="T1">(par[i]);</text:span></text:p>
      <text:p text:style-name="P15"><text:s text:c="16"/><text:span text:style-name="T1">} catch (NumberFormatException e) {</text:span></text:p>
      <text:p text:style-name="P15"><text:s text:c="20"/><text:span text:style-name="T1">System.</text:span><text:span text:style-name="T2">err</text:span><text:span text:style-name="T1">.println("</text:span><text:span text:style-name="T3">Неверный формат сообщения</text:span><text:span text:style-name="T1">");</text:span></text:p>
      <text:p text:style-name="P15"><text:s text:c="20"/><text:span text:style-name="T1">return;</text:span></text:p>
      <text:p text:style-name="P15"><text:s text:c="16"/><text:span text:style-name="T1">}</text:span></text:p>
      <text:p text:style-name="P15"><text:s text:c="12"/><text:span text:style-name="T1">}</text:span></text:p>
      <text:p text:style-name="P15"><text:s text:c="16"/><text:span text:style-name="T1">ps.print(new Kontur(params[2]).isInKontur(new Point(params[0], params[1])));</text:span></text:p>
      <text:p text:style-name="P15"><text:s text:c="16"/><text:span text:style-name="T1">ps.flush();</text:span></text:p>
      <text:p text:style-name="P15"><text:s text:c="16"/><text:span text:style-name="T1">ps.close();</text:span></text:p>
      <text:p text:style-name="P15"><text:s text:c="8"/><text:span text:style-name="T1">} catch (IOException e) {</text:span></text:p>
      <text:p text:style-name="P15"><text:s text:c="12"/><text:span text:style-name="T1">return;</text:span></text:p>
      <text:p text:style-name="P15"><text:s text:c="8"/><text:span text:style-name="T1">}</text:span></text:p>
      <text:p text:style-name="P15"><text:s text:c="4"/><text:span text:style-name="T1">}</text:span></text:p>
      <text:p text:style-name="P30">}</text:p>
      <text:p text:style-name="P36"/>
      <text:p text:style-name="P34">Вспомогательные классы</text:p>
      <text:p text:style-name="P35">public class Kontur {</text:p>
      <text:p text:style-name="P15"><text:s text:c="4"/><text:span text:style-name="T1">private float r;</text:span></text:p>
      <text:p text:style-name="P15"><text:s text:c="4"/><text:span text:style-name="T1">Kontur(float r){</text:span></text:p>
      <text:p text:style-name="P15"><text:s text:c="8"/><text:span text:style-name="T1">this.r = r;</text:span></text:p>
      <text:p text:style-name="P15"><text:s text:c="4"/><text:span text:style-name="T1">}</text:span></text:p>
      <text:p text:style-name="P15"><text:s text:c="4"/><text:span text:style-name="T1">public float getR() {</text:span></text:p>
      <text:p text:style-name="P15"><text:s text:c="8"/><text:span text:style-name="T1">return <text:s/>this.r;</text:span></text:p>
      <text:p text:style-name="P15"><text:s text:c="4"/><text:span text:style-name="T1">}</text:span></text:p>
      <text:p text:style-name="P15"><text:s text:c="4"/><text:span text:style-name="T1">public int isInKontur(Point point) {</text:span></text:p>
      <text:p text:style-name="P15"><text:s text:c="8"/><text:span text:style-name="T1">if (Math.</text:span><text:span text:style-name="T2">abs</text:span><text:span text:style-name="T1">(point.getY()) &gt; this.r) {</text:span></text:p>
      <text:p text:style-name="P15"><text:s text:c="12"/><text:span text:style-name="T1">return 0;</text:span></text:p>
      <text:p text:style-name="P15"><text:s text:c="8"/><text:span text:style-name="T1">}</text:span></text:p>
      <text:p text:style-name="P15"><text:s text:c="8"/><text:span text:style-name="T1">//</text:span><text:span text:style-name="T3">Попадание в первую четверть</text:span></text:p>
      <text:p text:style-name="P15"><text:s text:c="8"/><text:span text:style-name="T1">if (point.getY() &gt;= 0 &amp;&amp; point.getX() &gt;= 0 &amp;&amp; point.getY() &lt;= (this.r - point.getX())) {</text:span></text:p>
      <text:p text:style-name="P15"><text:s text:c="12"/><text:span text:style-name="T1">return 1;</text:span></text:p>
      <text:p text:style-name="P15"><text:s text:c="8"/><text:span text:style-name="T1">}</text:span></text:p>
      <text:p text:style-name="P15"><text:s text:c="8"/><text:span text:style-name="T1">//</text:span><text:span text:style-name="T3">Попадание в четвертую четверть</text:span></text:p>
      <text:p text:style-name="P15"><text:s text:c="8"/><text:span text:style-name="T1">if (point.getY() &lt;= 0 &amp;&amp; point.getX() &gt;= 0 &amp;&amp; Math.</text:span><text:span text:style-name="T2">sqrt</text:span><text:span text:style-name="T1">(point.getX() * point.getX() + point.getY() * point.getY()) &lt;= this.r) {</text:span></text:p>
      <text:p text:style-name="P15"><text:s text:c="12"/><text:span text:style-name="T1">return 1;</text:span></text:p>
      <text:p text:style-name="P15"><text:s text:c="8"/><text:span text:style-name="T1">}</text:span></text:p>
      <text:p text:style-name="P15"><text:s text:c="8"/><text:span text:style-name="T1">//</text:span><text:span text:style-name="T3">Попадание в третью четверть</text:span></text:p>
      <text:p text:style-name="P15"><text:s text:c="8"/><text:span text:style-name="T1">if (point.getY() &lt;= 0 &amp;&amp; point.getX() &lt;= 0 &amp;&amp; point.getY() &gt;= (-this.r) &amp;&amp; point.getX() &gt;= (-this.r / 2)) {</text:span></text:p>
      <text:p text:style-name="P15"><text:s text:c="12"/><text:span text:style-name="T1">return 1;</text:span></text:p>
      <text:p text:style-name="P15"><text:s text:c="8"/><text:span text:style-name="T1">}</text:span></text:p>
      <text:p text:style-name="P15"><text:s text:c="8"/><text:span text:style-name="T1">return 0;</text:span></text:p>
      <text:p text:style-name="P15"><text:s text:c="4"/><text:span text:style-name="T1">}</text:span></text:p>
      <text:p text:style-name="P30">}</text:p>
      <text:p text:style-name="P35"/>
      <text:p text:style-name="P35"/>
      <text:p text:style-name="P35"/>
      <text:p text:style-name="P35"><text:soft-page-break/>public class Point {</text:p>
      <text:p text:style-name="P15"><text:s text:c="4"/><text:span text:style-name="T1">private float x;</text:span></text:p>
      <text:p text:style-name="P15"><text:s text:c="4"/><text:span text:style-name="T1">private float y;</text:span></text:p>
      <text:p text:style-name="P15"><text:s text:c="4"/><text:span text:style-name="T1">Point(float x, float y){</text:span></text:p>
      <text:p text:style-name="P15"><text:s text:c="8"/><text:span text:style-name="T1">this.x=x;</text:span></text:p>
      <text:p text:style-name="P15"><text:s text:c="8"/><text:span text:style-name="T1">this.y=y;</text:span></text:p>
      <text:p text:style-name="P15"><text:s text:c="4"/><text:span text:style-name="T1">}</text:span></text:p>
      <text:p text:style-name="P15"><text:s text:c="4"/><text:span text:style-name="T1">public float getX(){</text:span></text:p>
      <text:p text:style-name="P15"><text:s text:c="8"/><text:span text:style-name="T1">return this.x;</text:span></text:p>
      <text:p text:style-name="P15"><text:s text:c="4"/><text:span text:style-name="T1">}</text:span></text:p>
      <text:p text:style-name="P15"><text:s text:c="4"/><text:span text:style-name="T1">public float getY(){</text:span></text:p>
      <text:p text:style-name="P15"><text:s text:c="8"/><text:span text:style-name="T1">return this.y;</text:span></text:p>
      <text:p text:style-name="P15"><text:s text:c="4"/><text:span text:style-name="T1">}</text:span></text:p>
      <text:p text:style-name="P30">}</text:p>
      <text:p text:style-name="P35"/>
      <text:p text:style-name="P29">Вывод: <text:span text:style-name="T4">При выполнении лабораторной работы ознакомился с основой </text:span><text:span text:style-name="T5">клиент-серверной архитектуры, </text:span><text:span text:style-name="T6">протоколами TCP, UDP. Ознакомился с основными принциами интернационализации и локализ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20:18:08.028641279</dc:date>
    <meta:generator>LibreOffice/4.2.8.2$Linux_X86_64 LibreOffice_project/420m0$Build-2</meta:generator>
    <meta:editing-duration>PT1H15M30S</meta:editing-duration>
    <meta:editing-cycles>8</meta:editing-cycles>
    <meta:document-statistic meta:table-count="0" meta:image-count="0" meta:object-count="0" meta:page-count="14" meta:paragraph-count="631" meta:word-count="2112" meta:character-count="21650" meta:non-whitespace-character-count="15167"/>
  </office:meta>
</office:document-meta>
</file>